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3ae77" officeooo:paragraph-rsid="0013ae77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3ae77" officeooo:paragraph-rsid="0014ba7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11e747" officeooo:paragraph-rsid="0011e747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11e747" officeooo:paragraph-rsid="0013ae77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13ae77" officeooo:paragraph-rsid="0014ba7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16078d" officeooo:paragraph-rsid="0016078d" style:font-weight-asian="normal" style:font-weight-complex="normal"/>
    </style:style>
    <style:style style:name="T1" style:family="text">
      <style:text-properties officeooo:rsid="0013ae77"/>
    </style:style>
    <style:style style:name="T2" style:family="text">
      <style:text-properties officeooo:rsid="0014ba74"/>
    </style:style>
    <style:style style:name="T3" style:family="text">
      <style:text-properties officeooo:rsid="0017d6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ckend server</text:p>
      <text:p text:style-name="P5"><text:span text:style-name="T2">The coders u</text:span>ses supervisor to start all the relevant services. To check the config, go to conf → supervisord.conf. <text:span text:style-name="T2">Pay particular attention to app.ini and app.py. Under supervisord, this is the main application that houses hserver.</text:span></text:p>
      <text:p text:style-name="P5"/>
      <text:p text:style-name="P6">Under create_<text:span text:style-name="T3">app, configure is called to load the various settings from configuration files and environment variables. After which pyramid’s make_wsgi_app will be called where by the web service will be running with the configurations.</text:span></text:p>
      <text:p text:style-name="P1"/>
      <text:p text:style-name="P1">Hypothesis</text:p>
      <text:p text:style-name="P3"/>
      <text:p text:style-name="P3">1. Under embedding-examples → postmessage-config, example shows that ../client.js will be loaded</text:p>
      <text:p text:style-name="P3"/>
      <text:p text:style-name="P4">2. Under client.js, the script calls <text:a xlink:type="simple" xlink:href="http://hserver:5000/embed.js" text:style-name="Internet_20_link" text:visited-style-name="Visited_20_Internet_20_Link">http://hserver:5000/embed.js</text:a> (backend) to retrieve the JS. <text:span text:style-name="T1">In the hypothesis server, embed.js maps to embed under the file redirects and h → util → redirects.py. </text:span>The backend service will route to <text:a xlink:type="simple" xlink:href="http://hserver:3001/hypothesis" text:style-name="Internet_20_link" text:visited-style-name="Visited_20_Internet_20_Link">http://hserver:3001/hypothesis</text:a>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8:09:47.558877558</meta:creation-date>
    <dc:date>2018-12-21T02:11:43.301362735</dc:date>
    <meta:editing-duration>PT28M44S</meta:editing-duration>
    <meta:editing-cycles>1</meta:editing-cycles>
    <meta:document-statistic meta:table-count="0" meta:image-count="0" meta:object-count="0" meta:page-count="1" meta:paragraph-count="6" meta:word-count="122" meta:character-count="850" meta:non-whitespace-character-count="733"/>
    <meta:generator>LibreOffice/6.0.6.2$Linux_X86_64 LibreOffice_project/00m0$Build-2</meta:generator>
  </office:meta>
</office:document-meta>
</file>